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158cm" style:rel-column-width="35303*"/>
    </style:style>
    <style:style style:name="Tableau1.B" style:family="table-column">
      <style:table-column-properties style:column-width="3.522cm" style:rel-column-width="13578*"/>
    </style:style>
    <style:style style:name="Tableau1.C" style:family="table-column">
      <style:table-column-properties style:column-width="0.48cm" style:rel-column-width="1849*"/>
    </style:style>
    <style:style style:name="Tableau1.K" style:family="table-column">
      <style:table-column-properties style:column-width="0.483cm" style:rel-column-width="18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1.K1" style:family="table-cell" style:data-style-name="N0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K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leau1.K5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K6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A11" style:family="table-cell">
      <style:table-cell-properties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none" fo:border-top="none" fo:border-bottom="0.5pt solid #000000"/>
    </style:style>
    <style:style style:name="Tableau1.A12" style:family="table-cell">
      <style:table-cell-properties fo:padding="0.097cm" fo:border-left="0.5pt solid #000000" fo:border-right="none" fo:border-top="none" fo:border-bottom="0.5pt solid #000000"/>
    </style:style>
    <style:style style:name="Tableau1.B12" style:family="table-cell">
      <style:table-cell-properties fo:padding="0.097cm" fo:border-left="0.5pt solid #000000" fo:border-right="none" fo:border-top="none" fo:border-bottom="0.5pt solid #000000"/>
    </style:style>
    <style:style style:name="Tableau1.A13" style:family="table-cell">
      <style:table-cell-properties fo:padding="0.097cm" fo:border-left="0.5pt solid #000000" fo:border-right="none" fo:border-top="none" fo:border-bottom="0.5pt solid #000000"/>
    </style:style>
    <style:style style:name="Tableau1.B13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3.704cm" table:align="left" style:may-break-between-rows="true" table:border-model="collapsing"/>
    </style:style>
    <style:style style:name="Tableau2.A" style:family="table-column">
      <style:table-column-properties style:column-width="0.706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8.744cm"/>
    </style:style>
    <style:style style:name="Tableau3.B" style:family="table-column">
      <style:table-column-properties style:column-width="5.087cm"/>
    </style:style>
    <style:style style:name="Tableau3.C" style:family="table-column">
      <style:table-column-properties style:column-width="3.168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 style:data-style-name="N0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A7" style:family="table-cell">
      <style:table-cell-properties fo:padding="0.097cm" fo:border-left="0.5pt solid #000000" fo:border-right="none" fo:border-top="none" fo:border-bottom="0.5pt solid #000000"/>
    </style:style>
    <style:style style:name="Tableau3.B7" style:family="table-cell">
      <style:table-cell-properties fo:padding="0.097cm" fo:border-left="0.5pt solid #000000" fo:border-right="none" fo:border-top="none" fo:border-bottom="0.5pt solid #000000"/>
    </style:style>
    <style:style style:name="Tableau3.A8" style:family="table-cell">
      <style:table-cell-properties fo:padding="0.097cm" fo:border-left="0.5pt solid #000000" fo:border-right="none" fo:border-top="none" fo:border-bottom="0.5pt solid #000000"/>
    </style:style>
    <style:style style:name="Tableau3.B8" style:family="table-cell">
      <style:table-cell-properties fo:padding="0.097cm" fo:border-left="0.5pt solid #000000" fo:border-right="none" fo:border-top="none" fo:border-bottom="0.5pt solid #000000"/>
    </style:style>
    <style:style style:name="Tableau3.A9" style:family="table-cell">
      <style:table-cell-properties fo:padding="0.097cm" fo:border-left="0.5pt solid #000000" fo:border-right="none" fo:border-top="none" fo:border-bottom="0.5pt solid #000000"/>
    </style:style>
    <style:style style:name="Tableau3.B9" style:family="table-cell">
      <style:table-cell-properties fo:padding="0.097cm" fo:border-left="0.5pt solid #000000" fo:border-right="none" fo:border-top="none" fo:border-bottom="0.5pt solid #000000"/>
    </style:style>
    <style:style style:name="Tableau3.A10" style:family="table-cell">
      <style:table-cell-properties fo:padding="0.097cm" fo:border-left="0.5pt solid #000000" fo:border-right="none" fo:border-top="none" fo:border-bottom="0.5pt solid #000000"/>
    </style:style>
    <style:style style:name="Tableau3.B10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3.704cm" table:align="left" style:may-break-between-rows="true" table:border-model="collapsing"/>
    </style:style>
    <style:style style:name="Tableau4.A" style:family="table-column">
      <style:table-column-properties style:column-width="0.706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999cm" table:align="left"/>
    </style:style>
    <style:style style:name="Tableau5.A" style:family="table-column">
      <style:table-column-properties style:column-width="8.913cm"/>
    </style:style>
    <style:style style:name="Tableau5.B" style:family="table-column">
      <style:table-column-properties style:column-width="7.479cm"/>
    </style:style>
    <style:style style:name="Tableau5.C" style:family="table-column">
      <style:table-column-properties style:column-width="0.607cm"/>
    </style:style>
    <style:style style:name="Tableau5.1" style:family="table-row">
      <style:table-row-properties style:min-row-height="0.699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 style:data-style-name="N0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A5" style:family="table-cell">
      <style:table-cell-properties fo:padding="0.097cm" fo:border-left="0.5pt solid #000000" fo:border-right="none" fo:border-top="none" fo:border-bottom="0.5pt solid #000000"/>
    </style:style>
    <style:style style:name="Tableau5.B5" style:family="table-cell">
      <style:table-cell-properties fo:padding="0.097cm" fo:border-left="0.5pt solid #000000" fo:border-right="none" fo:border-top="none" fo:border-bottom="0.5pt solid #000000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A7" style:family="table-cell">
      <style:table-cell-properties fo:padding="0.097cm" fo:border-left="0.5pt solid #000000" fo:border-right="none" fo:border-top="none" fo:border-bottom="0.5pt solid #000000"/>
    </style:style>
    <style:style style:name="Tableau5.B7" style:family="table-cell">
      <style:table-cell-properties fo:padding="0.097cm" fo:border-left="0.5pt solid #000000" fo:border-right="none" fo:border-top="none" fo:border-bottom="0.5pt solid #000000"/>
    </style:style>
    <style:style style:name="Tableau5.A8" style:family="table-cell">
      <style:table-cell-properties fo:padding="0.097cm" fo:border-left="0.5pt solid #000000" fo:border-right="none" fo:border-top="none" fo:border-bottom="0.5pt solid #000000"/>
    </style:style>
    <style:style style:name="Tableau5.B8" style:family="table-cell">
      <style:table-cell-properties fo:padding="0.097cm" fo:border-left="0.5pt solid #000000" fo:border-right="none" fo:border-top="none" fo:border-bottom="0.5pt solid #000000"/>
    </style:style>
    <style:style style:name="Tableau5.A9" style:family="table-cell">
      <style:table-cell-properties fo:padding="0.097cm" fo:border-left="0.5pt solid #000000" fo:border-right="none" fo:border-top="none" fo:border-bottom="0.5pt solid #000000"/>
    </style:style>
    <style:style style:name="Tableau5.B9" style:family="table-cell">
      <style:table-cell-properties fo:padding="0.097cm" fo:border-left="0.5pt solid #000000" fo:border-right="none" fo:border-top="none" fo:border-bottom="0.5pt solid #000000"/>
    </style:style>
    <style:style style:name="Tableau5.A10" style:family="table-cell">
      <style:table-cell-properties fo:padding="0.097cm" fo:border-left="0.5pt solid #000000" fo:border-right="none" fo:border-top="none" fo:border-bottom="0.5pt solid #000000"/>
    </style:style>
    <style:style style:name="Tableau5.B10" style:family="table-cell">
      <style:table-cell-properties fo:padding="0.097cm" fo:border-left="0.5pt solid #000000" fo:border-right="none" fo:border-top="none" fo:border-bottom="0.5pt solid #000000"/>
    </style:style>
    <style:style style:name="Tableau7" style:family="table">
      <style:table-properties style:width="16.999cm" table:align="left"/>
    </style:style>
    <style:style style:name="Tableau7.A" style:family="table-column">
      <style:table-column-properties style:column-width="8.744cm"/>
    </style:style>
    <style:style style:name="Tableau7.B" style:family="table-column">
      <style:table-column-properties style:column-width="5.087cm"/>
    </style:style>
    <style:style style:name="Tableau7.C" style:family="table-column">
      <style:table-column-properties style:column-width="3.168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 style:data-style-name="N0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none" fo:border-top="none" fo:border-bottom="0.5pt solid #000000"/>
    </style:style>
    <style:style style:name="Tableau7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A3" style:family="table-cell">
      <style:table-cell-properties fo:padding="0.097cm" fo:border-left="0.5pt solid #000000" fo:border-right="none" fo:border-top="none" fo:border-bottom="0.5pt solid #000000"/>
    </style:style>
    <style:style style:name="Tableau7.B3" style:family="table-cell">
      <style:table-cell-properties fo:padding="0.097cm" fo:border-left="0.5pt solid #000000" fo:border-right="none" fo:border-top="none" fo:border-bottom="0.5pt solid #000000"/>
    </style:style>
    <style:style style:name="Tableau7.A4" style:family="table-cell">
      <style:table-cell-properties fo:padding="0.097cm" fo:border-left="0.5pt solid #000000" fo:border-right="none" fo:border-top="none" fo:border-bottom="0.5pt solid #000000"/>
    </style:style>
    <style:style style:name="Tableau7.B4" style:family="table-cell">
      <style:table-cell-properties fo:padding="0.097cm" fo:border-left="0.5pt solid #000000" fo:border-right="none" fo:border-top="none" fo:border-bottom="0.5pt solid #000000"/>
    </style:style>
    <style:style style:name="Tableau7.A5" style:family="table-cell">
      <style:table-cell-properties fo:padding="0.097cm" fo:border-left="0.5pt solid #000000" fo:border-right="none" fo:border-top="none" fo:border-bottom="0.5pt solid #000000"/>
    </style:style>
    <style:style style:name="Tableau7.B5" style:family="table-cell">
      <style:table-cell-properties fo:padding="0.097cm" fo:border-left="0.5pt solid #000000" fo:border-right="none" fo:border-top="none" fo:border-bottom="0.5pt solid #000000"/>
    </style:style>
    <style:style style:name="Tableau7.A6" style:family="table-cell">
      <style:table-cell-properties fo:padding="0.097cm" fo:border-left="0.5pt solid #000000" fo:border-right="none" fo:border-top="none" fo:border-bottom="0.5pt solid #000000"/>
    </style:style>
    <style:style style:name="Tableau7.B6" style:family="table-cell">
      <style:table-cell-properties fo:padding="0.097cm" fo:border-left="0.5pt solid #000000" fo:border-right="none" fo:border-top="none" fo:border-bottom="0.5pt solid #000000"/>
    </style:style>
    <style:style style:name="Tableau7.A7" style:family="table-cell">
      <style:table-cell-properties fo:padding="0.097cm" fo:border-left="0.5pt solid #000000" fo:border-right="none" fo:border-top="none" fo:border-bottom="0.5pt solid #000000"/>
    </style:style>
    <style:style style:name="Tableau7.B7" style:family="table-cell">
      <style:table-cell-properties fo:padding="0.097cm" fo:border-left="0.5pt solid #000000" fo:border-right="none" fo:border-top="none" fo:border-bottom="0.5pt solid #000000"/>
    </style:style>
    <style:style style:name="Tableau6" style:family="table">
      <style:table-properties style:width="3.704cm" table:align="left" style:may-break-between-rows="true" table:border-model="collapsing"/>
    </style:style>
    <style:style style:name="Tableau6.A" style:family="table-column">
      <style:table-column-properties style:column-width="0.706cm"/>
    </style:style>
    <style:style style:name="Tableau6.B" style:family="table-column">
      <style:table-column-properties style:column-width="2.999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fo:background-color="transparent" style:font-size-asian="10pt"/>
    </style:style>
    <style:style style:name="P2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0ed9e6" officeooo:paragraph-rsid="000ed9e6" fo:background-color="transparent" style:font-size-asian="10pt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11caed" officeooo:paragraph-rsid="0011caed" fo:background-color="transparent" style:font-size-asian="10p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11caed" officeooo:paragraph-rsid="001374f7" fo:background-color="transparent" style:font-size-asian="10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12eaa8" officeooo:paragraph-rsid="001374f7" fo:background-color="transparent" style:font-size-asian="10pt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fo:background-color="#e8f2fe" style:font-size-asian="10pt"/>
    </style:style>
    <style:style style:name="P7" style:family="paragraph" style:parent-style-name="Standard">
      <style:paragraph-properties fo:text-align="start" style:justify-single-word="false" fo:text-indent="0cm" style:auto-text-indent="false"/>
    </style:style>
    <style:style style:name="P8" style:family="paragraph" style:parent-style-name="Table_20_Contents">
      <style:text-properties officeooo:rsid="00088526" officeooo:paragraph-rsid="00088526"/>
    </style:style>
    <style:style style:name="P9" style:family="paragraph" style:parent-style-name="Table_20_Contents">
      <style:text-properties officeooo:rsid="00088526" officeooo:paragraph-rsid="00088526" fo:background-color="#ffdbb6"/>
    </style:style>
    <style:style style:name="P10" style:family="paragraph" style:parent-style-name="Table_20_Contents">
      <style:text-properties fo:background-color="#ffdbb6"/>
    </style:style>
    <style:style style:name="P11" style:family="paragraph" style:parent-style-name="Table_20_Contents">
      <style:text-properties officeooo:rsid="00088526" officeooo:paragraph-rsid="00088526" fo:background-color="transparent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Standard">
      <style:paragraph-properties fo:text-align="start" style:justify-single-word="false" fo:text-indent="0cm" style:auto-text-indent="false"/>
      <style:text-properties officeooo:paragraph-rsid="00088526"/>
    </style:style>
    <style:style style:name="P14" style:family="paragraph" style:parent-style-name="Table_20_Contents">
      <style:text-properties officeooo:rsid="000b1093" officeooo:paragraph-rsid="000b1093"/>
    </style:style>
    <style:style style:name="P15" style:family="paragraph" style:parent-style-name="Standard">
      <style:paragraph-properties fo:text-align="start" style:justify-single-word="false" fo:text-indent="0cm" style:auto-text-indent="false"/>
      <style:text-properties style:font-name="Consolas1" fo:font-size="10pt" officeooo:paragraph-rsid="00088526" fo:background-color="transparent" style:font-size-asian="10pt"/>
    </style:style>
    <style:style style:name="P16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0pt" fo:background-color="transparent" style:font-size-asian="10pt"/>
    </style:style>
    <style:style style:name="P17" style:family="paragraph" style:parent-style-name="Table_20_Contents">
      <style:text-properties officeooo:rsid="000b1d3f" officeooo:paragraph-rsid="000b1d3f"/>
    </style:style>
    <style:style style:name="P18" style:family="paragraph" style:parent-style-name="Standard">
      <style:paragraph-properties fo:text-align="start" style:justify-single-word="false" fo:text-indent="0cm" style:auto-text-indent="false"/>
      <style:text-properties fo:background-color="transparent"/>
    </style:style>
    <style:style style:name="P19" style:family="paragraph" style:parent-style-name="Standard">
      <style:text-properties officeooo:rsid="00088526" officeooo:paragraph-rsid="00088526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16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text-underline-style="solid" style:text-underline-width="auto" style:text-underline-color="font-color" officeooo:rsid="001a146c" officeooo:paragraph-rsid="001a146c"/>
    </style:style>
    <style:style style:name="P23" style:family="paragraph" style:parent-style-name="Standard" style:list-style-name="L1">
      <style:text-properties officeooo:rsid="001a146c" officeooo:paragraph-rsid="001a146c"/>
    </style:style>
    <style:style style:name="P24" style:family="paragraph" style:parent-style-name="Standard">
      <style:text-properties officeooo:rsid="001a146c" officeooo:paragraph-rsid="001a146c"/>
    </style:style>
    <style:style style:name="P25" style:family="paragraph" style:parent-style-name="Subtitle">
      <style:paragraph-properties fo:break-before="page"/>
      <style:text-properties officeooo:paragraph-rsid="001e4682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paragraph-rsid="001fae6a" fo:background-color="transparent" style:font-size-asian="10pt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889a0" officeooo:paragraph-rsid="002ff48e" fo:background-color="transparent" style:font-size-asian="10pt"/>
    </style:style>
    <style:style style:name="P28" style:family="paragraph" style:parent-style-name="Standard">
      <style:text-properties officeooo:paragraph-rsid="002ff48e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a118d" officeooo:paragraph-rsid="002a118d" fo:background-color="transparent" style:font-size-asian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officeooo:paragraph-rsid="00266979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officeooo:paragraph-rsid="0023662b"/>
    </style:style>
    <style:style style:name="P32" style:family="paragraph" style:parent-style-name="Table_20_Contents">
      <style:text-properties officeooo:rsid="00088526" officeooo:paragraph-rsid="0023662b"/>
    </style:style>
    <style:style style:name="P33" style:family="paragraph" style:parent-style-name="Table_20_Contents">
      <style:text-properties officeooo:paragraph-rsid="0023662b" fo:background-color="#ffdbb6"/>
    </style:style>
    <style:style style:name="P34" style:family="paragraph" style:parent-style-name="Table_20_Contents">
      <style:text-properties officeooo:paragraph-rsid="0023662b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23662b" officeooo:paragraph-rsid="0023662b" style:font-size-asian="8.75pt" style:font-size-complex="10pt"/>
    </style:style>
    <style:style style:name="P36" style:family="paragraph" style:parent-style-name="Table_20_Contents">
      <style:text-properties officeooo:rsid="0023662b" officeooo:paragraph-rsid="0023662b"/>
    </style:style>
    <style:style style:name="P37" style:family="paragraph" style:parent-style-name="Table_20_Contents">
      <style:text-properties officeooo:paragraph-rsid="0023662b" fo:background-color="transparent"/>
    </style:style>
    <style:style style:name="P38" style:family="paragraph" style:parent-style-name="Table_20_Contents">
      <style:text-properties officeooo:rsid="000b1093" officeooo:paragraph-rsid="0023662b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0pt" officeooo:paragraph-rsid="0023662b" fo:background-color="transparent" style:font-size-asian="10pt"/>
    </style:style>
    <style:style style:name="P40" style:family="paragraph" style:parent-style-name="Table_20_Contents">
      <style:text-properties officeooo:rsid="000b1d3f" officeooo:paragraph-rsid="0023662b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officeooo:paragraph-rsid="0023662b" fo:background-color="transparent"/>
    </style:style>
    <style:style style:name="P42" style:family="paragraph" style:parent-style-name="Standard">
      <style:text-properties officeooo:rsid="00088526" officeooo:paragraph-rsid="0023662b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e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2de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0088526" officeooo:paragraph-rsid="002de78b"/>
    </style:style>
    <style:style style:name="P46" style:family="paragraph" style:parent-style-name="Standard">
      <style:text-properties style:text-underline-style="solid" style:text-underline-width="auto" style:text-underline-color="font-color" officeooo:rsid="001a146c" officeooo:paragraph-rsid="002ff48e"/>
    </style:style>
    <style:style style:name="P47" style:family="paragraph" style:parent-style-name="Standard" style:list-style-name="L1">
      <style:text-properties officeooo:rsid="001a146c" officeooo:paragraph-rsid="002ff48e"/>
    </style:style>
    <style:style style:name="P48" style:family="paragraph" style:parent-style-name="Standard">
      <style:text-properties officeooo:paragraph-rsid="0023662b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66979" officeooo:paragraph-rsid="002ff48e" fo:background-color="transparent" style:font-size-asian="10pt"/>
    </style:style>
    <style:style style:name="P50" style:family="paragraph" style:parent-style-name="Standard">
      <style:text-properties officeooo:rsid="003a34e4" officeooo:paragraph-rsid="008a7fa6"/>
    </style:style>
    <style:style style:name="P51" style:family="paragraph" style:parent-style-name="Standard">
      <style:text-properties officeooo:rsid="003c98fb" officeooo:paragraph-rsid="008a7fa6"/>
    </style:style>
    <style:style style:name="P52" style:family="paragraph" style:parent-style-name="Standard">
      <style:text-properties officeooo:rsid="003e9598" officeooo:paragraph-rsid="008a7fa6"/>
    </style:style>
    <style:style style:name="P53" style:family="paragraph" style:parent-style-name="Standard">
      <style:text-properties officeooo:rsid="003f55a1" officeooo:paragraph-rsid="008c7219"/>
    </style:style>
    <style:style style:name="P54" style:family="paragraph" style:parent-style-name="Standard">
      <style:text-properties officeooo:rsid="004d426f" officeooo:paragraph-rsid="008a7fa6"/>
    </style:style>
    <style:style style:name="P55" style:family="paragraph" style:parent-style-name="Table_20_Heading">
      <style:text-properties officeooo:paragraph-rsid="0031dc24"/>
    </style:style>
    <style:style style:name="P56" style:family="paragraph" style:parent-style-name="Table_20_Heading">
      <style:text-properties officeooo:rsid="00326d8b" officeooo:paragraph-rsid="00326d8b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officeooo:paragraph-rsid="0031dc24"/>
    </style:style>
    <style:style style:name="P58" style:family="paragraph" style:parent-style-name="Table_20_Contents">
      <style:text-properties officeooo:rsid="00088526" officeooo:paragraph-rsid="0031dc24"/>
    </style:style>
    <style:style style:name="P59" style:family="paragraph" style:parent-style-name="Table_20_Contents">
      <style:text-properties officeooo:paragraph-rsid="0031dc24" fo:background-color="#ffdbb6"/>
    </style:style>
    <style:style style:name="P60" style:family="paragraph" style:parent-style-name="Table_20_Contents">
      <style:text-properties officeooo:paragraph-rsid="0031dc24"/>
    </style:style>
    <style:style style:name="P61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23662b" officeooo:paragraph-rsid="0031dc24" style:font-size-asian="8.75pt" style:font-size-complex="10pt"/>
    </style:style>
    <style:style style:name="P62" style:family="paragraph" style:parent-style-name="Table_20_Contents">
      <style:text-properties officeooo:rsid="0023662b" officeooo:paragraph-rsid="0031dc24"/>
    </style:style>
    <style:style style:name="P63" style:family="paragraph" style:parent-style-name="Table_20_Contents">
      <style:text-properties officeooo:paragraph-rsid="0031dc24" fo:background-color="transparent"/>
    </style:style>
    <style:style style:name="P64" style:family="paragraph" style:parent-style-name="Table_20_Contents">
      <style:text-properties officeooo:rsid="000b1093" officeooo:paragraph-rsid="0031dc24"/>
    </style:style>
    <style:style style:name="P65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861ed3" officeooo:paragraph-rsid="00861ed3" style:font-size-asian="10pt" style:font-size-complex="10pt"/>
    </style:style>
    <style:style style:name="P66" style:family="paragraph" style:parent-style-name="Table_20_Contents">
      <style:text-properties officeooo:rsid="00861ed3" officeooo:paragraph-rsid="00861ed3"/>
    </style:style>
    <style:style style:name="P67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335933" officeooo:paragraph-rsid="00335933" style:font-size-asian="10pt" style:font-size-complex="10pt"/>
    </style:style>
    <style:style style:name="P68" style:family="paragraph" style:parent-style-name="Table_20_Contents">
      <style:text-properties officeooo:rsid="00352c96" officeooo:paragraph-rsid="00352c96"/>
    </style:style>
    <style:style style:name="P69" style:family="paragraph" style:parent-style-name="Standard">
      <style:paragraph-properties fo:text-align="start" style:justify-single-word="false" fo:text-indent="0cm" style:auto-text-indent="false"/>
      <style:text-properties officeooo:rsid="00088526" officeooo:paragraph-rsid="0031dc24"/>
    </style:style>
    <style:style style:name="P70" style:family="paragraph" style:parent-style-name="Standard">
      <style:text-properties style:text-underline-style="solid" style:text-underline-width="auto" style:text-underline-color="font-color" officeooo:rsid="001a146c" officeooo:paragraph-rsid="004d426f"/>
    </style:style>
    <style:style style:name="P71" style:family="paragraph" style:parent-style-name="Standard" style:list-style-name="L2">
      <style:text-properties officeooo:paragraph-rsid="004f15cd"/>
    </style:style>
    <style:style style:name="P72" style:family="paragraph" style:parent-style-name="Standard" style:list-style-name="L2">
      <style:text-properties officeooo:paragraph-rsid="008879c5"/>
    </style:style>
    <style:style style:name="P73" style:family="paragraph" style:parent-style-name="Standard" style:list-style-name="L2">
      <style:text-properties officeooo:rsid="007d83a5" officeooo:paragraph-rsid="007d83a5"/>
    </style:style>
    <style:style style:name="P74" style:family="paragraph" style:parent-style-name="Standard">
      <style:paragraph-properties fo:text-align="start" style:justify-single-word="false" fo:text-indent="0cm" style:auto-text-indent="false"/>
      <style:text-properties fo:font-style="italic" fo:font-weight="bold" officeooo:rsid="007ef8fd" officeooo:paragraph-rsid="007ef8fd" style:font-style-asian="italic" style:font-weight-asian="bold" style:font-style-complex="italic" style:font-weight-complex="bold"/>
    </style:style>
    <style:style style:name="P75" style:family="paragraph" style:parent-style-name="Table_20_Heading">
      <style:text-properties officeooo:paragraph-rsid="003776c3"/>
    </style:style>
    <style:style style:name="P76" style:family="paragraph" style:parent-style-name="Table_20_Heading">
      <style:text-properties officeooo:rsid="00326d8b" officeooo:paragraph-rsid="003776c3"/>
    </style:style>
    <style:style style:name="P77" style:family="paragraph" style:parent-style-name="Standard">
      <style:paragraph-properties fo:text-align="start" style:justify-single-word="false" fo:text-indent="0cm" style:auto-text-indent="false"/>
      <style:text-properties officeooo:paragraph-rsid="003776c3"/>
    </style:style>
    <style:style style:name="P78" style:family="paragraph" style:parent-style-name="Table_20_Contents">
      <style:text-properties officeooo:rsid="00388a34" officeooo:paragraph-rsid="00388a34"/>
    </style:style>
    <style:style style:name="P79" style:family="paragraph" style:parent-style-name="Table_20_Contents">
      <style:text-properties officeooo:paragraph-rsid="003776c3" fo:background-color="#ffdbb6"/>
    </style:style>
    <style:style style:name="P80" style:family="paragraph" style:parent-style-name="Table_20_Contents">
      <style:text-properties officeooo:rsid="00088526" officeooo:paragraph-rsid="003776c3"/>
    </style:style>
    <style:style style:name="P81" style:family="paragraph" style:parent-style-name="Table_20_Contents">
      <style:text-properties officeooo:paragraph-rsid="003776c3"/>
    </style:style>
    <style:style style:name="P82" style:family="paragraph" style:parent-style-name="Table_20_Contents">
      <style:text-properties officeooo:paragraph-rsid="003776c3" fo:background-color="transparent"/>
    </style:style>
    <style:style style:name="P83" style:family="paragraph" style:parent-style-name="Standard">
      <style:text-properties officeooo:rsid="00088526" officeooo:paragraph-rsid="003776c3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39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officeooo:rsid="00088526" officeooo:paragraph-rsid="00395598"/>
    </style:style>
    <style:style style:name="P87" style:family="paragraph" style:parent-style-name="Standard">
      <style:text-properties style:text-underline-style="solid" style:text-underline-width="auto" style:text-underline-color="font-color" officeooo:rsid="001a146c" officeooo:paragraph-rsid="008e19a2"/>
    </style:style>
    <style:style style:name="P88" style:family="paragraph" style:parent-style-name="Standard" style:list-style-name="L2">
      <style:text-properties officeooo:rsid="008e19a2" officeooo:paragraph-rsid="008e19a2"/>
    </style:style>
    <style:style style:name="P89" style:family="paragraph" style:parent-style-name="Standard" style:list-style-name="L2">
      <style:text-properties officeooo:paragraph-rsid="0090cd26"/>
    </style:style>
    <style:style style:name="P90" style:family="paragraph" style:parent-style-name="Standard">
      <style:text-properties officeooo:paragraph-rsid="0090cd26"/>
    </style:style>
    <style:style style:name="P91" style:family="paragraph" style:parent-style-name="Standard">
      <style:text-properties officeooo:rsid="00088526" officeooo:paragraph-rsid="008e19a2"/>
    </style:style>
    <style:style style:name="P92" style:family="paragraph" style:parent-style-name="Standard">
      <style:text-properties officeooo:rsid="004d426f" officeooo:paragraph-rsid="003a34e4"/>
    </style:style>
    <style:style style:name="P93" style:family="paragraph" style:parent-style-name="Standard" style:list-style-name="L3">
      <style:text-properties officeooo:paragraph-rsid="005fe61c"/>
    </style:style>
    <style:style style:name="P94" style:family="paragraph" style:parent-style-name="Standard">
      <style:text-properties officeooo:rsid="0067bba3" officeooo:paragraph-rsid="0067bba3"/>
    </style:style>
    <style:style style:name="P95" style:family="paragraph" style:parent-style-name="Standard">
      <style:text-properties fo:color="#000000" loext:opacity="100%" style:font-name="IBMPlexMono" fo:font-size="9pt" fo:font-weight="normal" officeooo:rsid="005fe61c" officeooo:paragraph-rsid="005fe61c" fo:background-color="#ffffff"/>
    </style:style>
    <style:style style:name="P9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fo:background-color="#ffffff"/>
    </style:style>
    <style:style style:name="P97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fo:background-color="#ffffff"/>
    </style:style>
    <style:style style:name="P98" style:family="paragraph" style:parent-style-name="Standard">
      <style:text-properties officeooo:rsid="0064a36e" officeooo:paragraph-rsid="0064a36e"/>
    </style:style>
    <style:style style:name="P99" style:family="paragraph" style:parent-style-name="Standard" style:list-style-name="L4">
      <style:text-properties officeooo:paragraph-rsid="0064a36e"/>
    </style:style>
    <style:style style:name="P100" style:family="paragraph" style:parent-style-name="Standard">
      <style:text-properties officeooo:paragraph-rsid="0064a36e"/>
    </style:style>
    <style:style style:name="P101" style:family="paragraph" style:parent-style-name="Standard" style:list-style-name="L5">
      <style:text-properties officeooo:paragraph-rsid="00673b51"/>
    </style:style>
    <style:style style:name="P102" style:family="paragraph" style:parent-style-name="Standard">
      <style:text-properties officeooo:rsid="00673b51" officeooo:paragraph-rsid="00673b51"/>
    </style:style>
    <style:style style:name="P103" style:family="paragraph" style:parent-style-name="Standard">
      <style:text-properties officeooo:rsid="0069dc15" officeooo:paragraph-rsid="0069dc15"/>
    </style:style>
    <style:style style:name="P104" style:family="paragraph" style:parent-style-name="Standard">
      <style:text-properties fo:color="#000000" loext:opacity="100%" style:font-name="IBMPlexMono" fo:font-size="9pt" fo:font-weight="normal" officeooo:rsid="005fe61c" officeooo:paragraph-rsid="0069dc15" fo:background-color="#ffffff"/>
    </style:style>
    <style:style style:name="P10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69dc15" fo:background-color="#ffffff"/>
    </style:style>
    <style:style style:name="P106" style:family="paragraph" style:parent-style-name="Standard">
      <style:paragraph-properties fo:margin-left="0cm" fo:margin-right="0cm" style:line-height-at-least="0.476cm" fo:text-indent="0cm" style:auto-text-indent="false"/>
      <style:text-properties fo:color="#098658" loext:opacity="100%" style:font-name="IBMPlexMono" fo:font-size="9pt" fo:font-weight="normal" officeooo:rsid="0069dc15" officeooo:paragraph-rsid="0069dc15" fo:background-color="#ffffff"/>
    </style:style>
    <style:style style:name="P107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69dc15" fo:background-color="#ffffff"/>
    </style:style>
    <style:style style:name="P108" style:family="paragraph" style:parent-style-name="Standard">
      <style:text-properties officeooo:rsid="0064a36e" officeooo:paragraph-rsid="0069dc15"/>
    </style:style>
    <style:style style:name="P109" style:family="paragraph" style:parent-style-name="Standard" style:list-style-name="L6">
      <style:text-properties officeooo:paragraph-rsid="006e27bf"/>
    </style:style>
    <style:style style:name="P110" style:family="paragraph" style:parent-style-name="Standard">
      <style:text-properties officeooo:rsid="006e27bf" officeooo:paragraph-rsid="006e27bf"/>
    </style:style>
    <style:style style:name="P111" style:family="paragraph" style:parent-style-name="Standard">
      <style:text-properties officeooo:rsid="006fe6c2" officeooo:paragraph-rsid="006fe6c2"/>
    </style:style>
    <style:style style:name="P112" style:family="paragraph" style:parent-style-name="Standard">
      <style:text-properties fo:color="#000000" loext:opacity="100%" style:font-name="IBMPlexMono" fo:font-size="9pt" fo:font-weight="normal" officeooo:rsid="005fe61c" officeooo:paragraph-rsid="006fe6c2" fo:background-color="#ffffff"/>
    </style:style>
    <style:style style:name="P113" style:family="paragraph" style:parent-style-name="Standard">
      <style:text-properties fo:color="#000000" loext:opacity="100%" style:font-name="IBMPlexMono" fo:font-size="9pt" fo:font-weight="normal" officeooo:paragraph-rsid="0072ca9b" fo:background-color="#ffffff"/>
    </style:style>
    <style:style style:name="P114" style:family="paragraph" style:parent-style-name="Standard">
      <style:paragraph-properties fo:margin-left="0cm" fo:margin-right="0cm" style:line-height-at-least="0.476cm" fo:text-indent="0cm" style:auto-text-indent="false"/>
      <style:text-properties fo:color="#098658" loext:opacity="100%" officeooo:paragraph-rsid="0073c111" fo:background-color="#ffffff"/>
    </style:style>
    <style:style style:name="P11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6d5e2e" officeooo:paragraph-rsid="0077b7f1" fo:background-color="#ffffff"/>
    </style:style>
    <style:style style:name="P11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6fe6c2" fo:background-color="#ffffff"/>
    </style:style>
    <style:style style:name="P117" style:family="paragraph" style:parent-style-name="Standard">
      <style:text-properties officeooo:rsid="003c98fb" officeooo:paragraph-rsid="003c98fb"/>
    </style:style>
    <style:style style:name="P118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6f82b" officeooo:paragraph-rsid="00317255" fo:background-color="transparent" style:font-size-asian="10pt"/>
    </style:style>
    <style:style style:name="P119" style:family="paragraph" style:parent-style-name="Standard">
      <style:text-properties officeooo:paragraph-rsid="00317255"/>
    </style:style>
    <style:style style:name="T1" style:family="text">
      <style:text-properties officeooo:rsid="0018b4ce"/>
    </style:style>
    <style:style style:name="T2" style:family="text">
      <style:text-properties officeooo:rsid="001cbb92"/>
    </style:style>
    <style:style style:name="T3" style:family="text">
      <style:text-properties style:font-name="Consolas1"/>
    </style:style>
    <style:style style:name="T4" style:family="text">
      <style:text-properties officeooo:rsid="000ed9e6"/>
    </style:style>
    <style:style style:name="T5" style:family="text">
      <style:text-properties officeooo:rsid="002aece2"/>
    </style:style>
    <style:style style:name="T6" style:family="text">
      <style:text-properties officeooo:rsid="0012eaa8"/>
    </style:style>
    <style:style style:name="T7" style:family="text">
      <style:text-properties officeooo:rsid="001374f7"/>
    </style:style>
    <style:style style:name="T8" style:family="text">
      <style:text-properties officeooo:rsid="0011caed"/>
    </style:style>
    <style:style style:name="T9" style:family="text">
      <style:text-properties officeooo:rsid="001080a8"/>
    </style:style>
    <style:style style:name="T10" style:family="text">
      <style:text-properties style:font-name="Consolas1" fo:font-size="10pt" style:font-size-asian="10pt"/>
    </style:style>
    <style:style style:name="T11" style:family="text">
      <style:text-properties fo:color="#0000c0" loext:opacity="100%" style:font-name="Consolas1" fo:font-size="10pt" style:font-size-asian="10pt"/>
    </style:style>
    <style:style style:name="T12" style:family="text">
      <style:text-properties fo:color="#0000c0" loext:opacity="100%" style:font-name="Consolas1" fo:font-size="10pt" officeooo:rsid="00088526" style:font-size-asian="10pt"/>
    </style:style>
    <style:style style:name="T13" style:family="text">
      <style:text-properties fo:color="#0000c0" loext:opacity="100%"/>
    </style:style>
    <style:style style:name="T14" style:family="text">
      <style:text-properties officeooo:rsid="002c5677"/>
    </style:style>
    <style:style style:name="T15" style:family="text">
      <style:text-properties style:text-underline-style="none" officeooo:rsid="002c5677"/>
    </style:style>
    <style:style style:name="T16" style:family="text">
      <style:text-properties officeooo:rsid="0027c21d"/>
    </style:style>
    <style:style style:name="T17" style:family="text">
      <style:text-properties officeooo:rsid="002d2172"/>
    </style:style>
    <style:style style:name="T18" style:family="text">
      <style:text-properties officeooo:rsid="002889a0"/>
    </style:style>
    <style:style style:name="T19" style:family="text">
      <style:text-properties fo:color="#0000c0" loext:opacity="100%" style:font-name="Consolas1" fo:font-size="10pt" officeooo:rsid="002447c1" style:font-size-asian="10pt"/>
    </style:style>
    <style:style style:name="T20" style:family="text">
      <style:text-properties officeooo:rsid="0026f82b"/>
    </style:style>
    <style:style style:name="T21" style:family="text">
      <style:text-properties officeooo:rsid="003a8434"/>
    </style:style>
    <style:style style:name="T22" style:family="text">
      <style:text-properties officeooo:rsid="0043aaef"/>
    </style:style>
    <style:style style:name="T23" style:family="text">
      <style:text-properties officeooo:rsid="003b2477"/>
    </style:style>
    <style:style style:name="T24" style:family="text">
      <style:text-properties officeooo:rsid="003c98fb"/>
    </style:style>
    <style:style style:name="T25" style:family="text">
      <style:text-properties officeooo:rsid="004424f2"/>
    </style:style>
    <style:style style:name="T26" style:family="text">
      <style:text-properties officeooo:rsid="00784d4a"/>
    </style:style>
    <style:style style:name="T27" style:family="text">
      <style:text-properties officeooo:rsid="004c0857"/>
    </style:style>
    <style:style style:name="T28" style:family="text">
      <style:text-properties officeooo:rsid="0045cdb2"/>
    </style:style>
    <style:style style:name="T29" style:family="text">
      <style:text-properties officeooo:rsid="0048d59c"/>
    </style:style>
    <style:style style:name="T30" style:family="text">
      <style:text-properties officeooo:rsid="0045eb27"/>
    </style:style>
    <style:style style:name="T31" style:family="text">
      <style:text-properties officeooo:rsid="003f55a1"/>
    </style:style>
    <style:style style:name="T32" style:family="text">
      <style:text-properties officeooo:rsid="00471ded"/>
    </style:style>
    <style:style style:name="T33" style:family="text">
      <style:text-properties officeooo:rsid="0041437f"/>
    </style:style>
    <style:style style:name="T34" style:family="text">
      <style:text-properties officeooo:rsid="007a790c"/>
    </style:style>
    <style:style style:name="T35" style:family="text">
      <style:text-properties officeooo:rsid="004a185f"/>
    </style:style>
    <style:style style:name="T36" style:family="text">
      <style:text-properties officeooo:rsid="008a7fa6"/>
    </style:style>
    <style:style style:name="T37" style:family="text">
      <style:text-properties officeooo:rsid="008c7219"/>
    </style:style>
    <style:style style:name="T38" style:family="text">
      <style:text-properties officeooo:rsid="008f4511"/>
    </style:style>
    <style:style style:name="T39" style:family="text">
      <style:text-properties officeooo:rsid="00335933"/>
    </style:style>
    <style:style style:name="T40" style:family="text">
      <style:text-properties officeooo:rsid="00388a34"/>
    </style:style>
    <style:style style:name="T41" style:family="text">
      <style:text-properties officeooo:rsid="00565dd1"/>
    </style:style>
    <style:style style:name="T42" style:family="text">
      <style:text-properties officeooo:rsid="004f15cd"/>
    </style:style>
    <style:style style:name="T43" style:family="text">
      <style:text-properties officeooo:rsid="005849e9"/>
    </style:style>
    <style:style style:name="T44" style:family="text">
      <style:text-properties officeooo:rsid="005230dc"/>
    </style:style>
    <style:style style:name="T45" style:family="text">
      <style:text-properties fo:color="#a31515" loext:opacity="100%" style:font-name="IBMPlexMono" fo:font-size="9pt" fo:font-weight="normal" fo:background-color="#ffffff" loext:char-shading-value="0"/>
    </style:style>
    <style:style style:name="T46" style:family="text">
      <style:text-properties fo:color="#000000" loext:opacity="100%" style:font-name="IBMPlexMono" fo:font-size="9pt" fo:font-weight="normal" fo:background-color="#ffffff" loext:char-shading-value="0"/>
    </style:style>
    <style:style style:name="T47" style:family="text">
      <style:text-properties fo:color="#0451a5" loext:opacity="100%" style:font-name="IBMPlexMono" fo:font-size="9pt" fo:font-weight="normal" fo:background-color="#ffffff" loext:char-shading-value="0"/>
    </style:style>
    <style:style style:name="T48" style:family="text">
      <style:text-properties officeooo:rsid="008879c5"/>
    </style:style>
    <style:style style:name="T49" style:family="text">
      <style:text-properties officeooo:rsid="005b7fc0"/>
    </style:style>
    <style:style style:name="T50" style:family="text">
      <style:text-properties officeooo:rsid="005e414f"/>
    </style:style>
    <style:style style:name="T51" style:family="text">
      <style:text-properties officeooo:rsid="009592c4"/>
    </style:style>
    <style:style style:name="T52" style:family="text">
      <style:text-properties officeooo:rsid="007e079b"/>
    </style:style>
    <style:style style:name="T53" style:family="text">
      <style:text-properties officeooo:rsid="0082665b"/>
    </style:style>
    <style:style style:name="T54" style:family="text">
      <style:text-properties officeooo:rsid="003776c3"/>
    </style:style>
    <style:style style:name="T55" style:family="text">
      <style:text-properties fo:color="#0000c0" loext:opacity="100%" style:font-name="Consolas1" fo:font-size="10pt" officeooo:rsid="00388a34" style:font-size-asian="10pt"/>
    </style:style>
    <style:style style:name="T56" style:family="text">
      <style:text-properties officeooo:rsid="00947cff"/>
    </style:style>
    <style:style style:name="T57" style:family="text">
      <style:text-properties officeooo:rsid="008f76a5"/>
    </style:style>
    <style:style style:name="T58" style:family="text">
      <style:text-properties officeooo:rsid="00965260"/>
    </style:style>
    <style:style style:name="T59" style:family="text">
      <style:text-properties officeooo:rsid="008facd9"/>
    </style:style>
    <style:style style:name="T60" style:family="text">
      <style:text-properties fo:color="#a31515" loext:opacity="100%" style:font-name="IBMPlexMono" fo:font-size="9pt" fo:font-weight="normal" officeooo:rsid="008879c5" fo:background-color="#ffffff" loext:char-shading-value="0"/>
    </style:style>
    <style:style style:name="T61" style:family="text">
      <style:text-properties fo:color="#a31515" loext:opacity="100%" style:font-name="IBMPlexMono" fo:font-size="9pt" fo:font-weight="normal" officeooo:rsid="008facd9" fo:background-color="#ffffff" loext:char-shading-value="0"/>
    </style:style>
    <style:style style:name="T62" style:family="text">
      <style:text-properties fo:color="#000000" loext:opacity="100%" style:font-name="IBMPlexMono" fo:font-size="9pt" fo:font-weight="normal" officeooo:rsid="008879c5" fo:background-color="#ffffff" loext:char-shading-value="0"/>
    </style:style>
    <style:style style:name="T63" style:family="text">
      <style:text-properties fo:color="#0451a5" loext:opacity="100%" style:font-name="IBMPlexMono" fo:font-size="9pt" fo:font-weight="normal" officeooo:rsid="008879c5" fo:background-color="#ffffff" loext:char-shading-value="0"/>
    </style:style>
    <style:style style:name="T64" style:family="text">
      <style:text-properties officeooo:rsid="0090cd26"/>
    </style:style>
    <style:style style:name="T65" style:family="text">
      <style:text-properties fo:color="#a31515" loext:opacity="100%" style:font-name="IBMPlexMono" fo:font-size="9pt" fo:font-weight="normal" officeooo:rsid="0090cd26" fo:background-color="#ffffff" loext:char-shading-value="0"/>
    </style:style>
    <style:style style:name="T66" style:family="text">
      <style:text-properties fo:color="#0451a5" loext:opacity="100%" style:font-name="IBMPlexMono" fo:font-size="9pt" fo:font-weight="normal" officeooo:rsid="0090cd26" fo:background-color="#ffffff" loext:char-shading-value="0"/>
    </style:style>
    <style:style style:name="T67" style:family="text">
      <style:text-properties officeooo:rsid="0094fcf1"/>
    </style:style>
    <style:style style:name="T68" style:family="text">
      <style:text-properties officeooo:rsid="00956b2f"/>
    </style:style>
    <style:style style:name="T69" style:family="text">
      <style:text-properties officeooo:rsid="00952d8f"/>
    </style:style>
    <style:style style:name="T70" style:family="text">
      <style:text-properties style:text-underline-style="solid" style:text-underline-width="auto" style:text-underline-color="font-color" officeooo:rsid="005fe61c"/>
    </style:style>
    <style:style style:name="T71" style:family="text">
      <style:text-properties style:text-underline-style="solid" style:text-underline-width="auto" style:text-underline-color="font-color" officeooo:rsid="008d0f8b"/>
    </style:style>
    <style:style style:name="T72" style:family="text">
      <style:text-properties officeooo:rsid="0068ffe1"/>
    </style:style>
    <style:style style:name="T73" style:family="text">
      <style:text-properties fo:color="#a31515" loext:opacity="100%" style:font-name="IBMPlexMono" fo:font-size="9pt" fo:font-weight="normal"/>
    </style:style>
    <style:style style:name="T74" style:family="text">
      <style:text-properties style:font-name="IBMPlexMono" fo:font-size="9pt" fo:font-weight="normal"/>
    </style:style>
    <style:style style:name="T75" style:family="text">
      <style:text-properties fo:color="#098658" loext:opacity="100%" style:font-name="IBMPlexMono" fo:font-size="9pt" fo:font-weight="normal"/>
    </style:style>
    <style:style style:name="T76" style:family="text">
      <style:text-properties officeooo:rsid="0064a36e"/>
    </style:style>
    <style:style style:name="T77" style:family="text">
      <style:text-properties officeooo:rsid="00673b51"/>
    </style:style>
    <style:style style:name="T78" style:family="text">
      <style:text-properties officeooo:rsid="0067bba3"/>
    </style:style>
    <style:style style:name="T79" style:family="text">
      <style:text-properties officeooo:rsid="0069dc15"/>
    </style:style>
    <style:style style:name="T80" style:family="text">
      <style:text-properties officeooo:rsid="006e2365"/>
    </style:style>
    <style:style style:name="T81" style:family="text">
      <style:text-properties fo:color="#098658" loext:opacity="100%" style:font-name="IBMPlexMono" fo:font-size="9pt" fo:font-weight="normal" officeooo:rsid="0069dc15"/>
    </style:style>
    <style:style style:name="T82" style:family="text">
      <style:text-properties fo:color="#a31515" loext:opacity="100%"/>
    </style:style>
    <style:style style:name="T83" style:family="text">
      <style:text-properties fo:color="#000000" loext:opacity="100%"/>
    </style:style>
    <style:style style:name="T84" style:family="text">
      <style:text-properties fo:color="#000000" loext:opacity="100%" officeooo:rsid="006bba13"/>
    </style:style>
    <style:style style:name="T85" style:family="text">
      <style:text-properties fo:color="#000000" loext:opacity="100%" officeooo:rsid="006d5e2e"/>
    </style:style>
    <style:style style:name="T86" style:family="text">
      <style:text-properties officeooo:rsid="006e27bf"/>
    </style:style>
    <style:style style:name="T87" style:family="text">
      <style:text-properties officeooo:rsid="00716286"/>
    </style:style>
    <style:style style:name="T88" style:family="text">
      <style:text-properties officeooo:rsid="005fe61c"/>
    </style:style>
    <style:style style:name="T89" style:family="text">
      <style:text-properties fo:color="#a31515" loext:opacity="100%" officeooo:rsid="0069dc15"/>
    </style:style>
    <style:style style:name="T90" style:family="text">
      <style:text-properties fo:color="#a31515" loext:opacity="100%" officeooo:rsid="0072ca9b"/>
    </style:style>
    <style:style style:name="T91" style:family="text">
      <style:text-properties fo:color="#a31515" loext:opacity="100%" officeooo:rsid="0073c111"/>
    </style:style>
    <style:style style:name="T92" style:family="text">
      <style:text-properties fo:color="#0451a5" loext:opacity="100%"/>
    </style:style>
    <style:style style:name="T93" style:family="text">
      <style:text-properties fo:color="#0451a5" loext:opacity="100%" officeooo:rsid="0072ca9b"/>
    </style:style>
    <style:style style:name="T94" style:family="text">
      <style:text-properties fo:color="#000000" loext:opacity="100%" style:font-name="IBMPlexMono" fo:font-size="9pt" fo:font-weight="normal" officeooo:rsid="005fe61c"/>
    </style:style>
    <style:style style:name="T95" style:family="text">
      <style:text-properties fo:color="#a31515" loext:opacity="100%" style:font-name="IBMPlexMono" fo:font-size="9pt" fo:font-weight="normal" officeooo:rsid="0069dc15"/>
    </style:style>
    <style:style style:name="T96" style:family="text">
      <style:text-properties fo:color="#a31515" loext:opacity="100%" style:font-name="IBMPlexMono" fo:font-size="9pt" fo:font-weight="normal" officeooo:rsid="0073c111"/>
    </style:style>
    <style:style style:name="T97" style:family="text">
      <style:text-properties fo:color="#000000" loext:opacity="100%" style:font-name="IBMPlexMono" fo:font-size="9pt" fo:font-weight="normal" officeooo:rsid="0069dc15"/>
    </style:style>
    <style:style style:name="T98" style:family="text">
      <style:text-properties fo:color="#0451a5" loext:opacity="100%" style:font-name="IBMPlexMono" fo:font-size="9pt" fo:font-weight="normal" officeooo:rsid="0069dc15"/>
    </style:style>
    <style:style style:name="T99" style:family="text">
      <style:text-properties fo:color="#0451a5" loext:opacity="100%" style:font-name="IBMPlexMono" fo:font-size="9pt" fo:font-weight="normal" officeooo:rsid="0073c111"/>
    </style:style>
    <style:style style:name="T100" style:family="text">
      <style:text-properties fo:color="#0451a5" loext:opacity="100%" style:font-name="IBMPlexMono" fo:font-size="9pt" fo:font-weight="normal" officeooo:rsid="0075b802"/>
    </style:style>
    <style:style style:name="T101" style:family="text">
      <style:text-properties fo:color="#000000" loext:opacity="100%" style:font-name="IBMPlexMono" fo:font-size="9pt" fo:font-weight="normal" officeooo:rsid="006bba13"/>
    </style:style>
    <style:style style:name="T102" style:family="text">
      <style:text-properties fo:color="#000000" loext:opacity="100%" style:font-name="IBMPlexMono" fo:font-size="9pt" fo:font-weight="normal" officeooo:rsid="006d5e2e"/>
    </style:style>
    <style:style style:name="T103" style:family="text">
      <style:text-properties fo:color="#a31515" loext:opacity="100%" officeooo:rsid="0077b7f1"/>
    </style:style>
    <style:style style:name="T104" style:family="text">
      <style:text-properties fo:color="#0451a5" loext:opacity="100%" officeooo:rsid="0069dc15"/>
    </style:style>
    <style:style style:name="T105" style:family="text">
      <style:text-properties fo:color="#0451a5" loext:opacity="100%" officeooo:rsid="0077b7f1"/>
    </style:style>
    <style:style style:name="T106" style:family="text">
      <style:text-properties officeooo:rsid="0077b7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s<text:span text:style-name="T1"> d’</text:span>opérations</text:p>
      <text:p text:style-name="Subtitle">CRÉATION<text:span text:style-name="T2">S</text:span> <text:span text:style-name="T2">SPÉCIFIQUES</text:span></text:p>
      <text:p text:style-name="Text_20_body"/>
      <text:p text:style-name="P1" loext:marker-style-name="T3"><text:span text:style-name="T4">1 – </text:span><text:span text:style-name="T5">POST </text:span>/monatis/operations/transfert</text:p>
      <text:p text:style-name="P2" loext:marker-style-name="T3">2 – <text:span text:style-name="T5">POST </text:span>/monatis/operations/depense</text:p>
      <text:p text:style-name="P2" loext:marker-style-name="T3">3 – <text:span text:style-name="T5">POST </text:span>/monatis/operations/recette</text:p>
      <text:p text:style-name="P3" loext:marker-style-name="T3">4 – <text:span text:style-name="T5">POST </text:span><text:span text:style-name="T4">/monatis/operations/</text:span>vente</text:p>
      <text:p text:style-name="P3" loext:marker-style-name="T3">5 – <text:span text:style-name="T5">POST </text:span>/monatis/operations/achat</text:p>
      <text:p text:style-name="P4" loext:marker-style-name="T3"><text:span text:style-name="T6">6</text:span> – <text:span text:style-name="T5">POST </text:span>/monatis/operations/retrait</text:p>
      <text:p text:style-name="P4" loext:marker-style-name="T3"><text:span text:style-name="T7">7 – </text:span><text:span text:style-name="T5">POST </text:span>/monatis/operations/<text:span text:style-name="T6">liquidation</text:span></text:p>
      <text:p text:style-name="P5" loext:marker-style-name="T3"><text:span text:style-name="T7">8</text:span> – <text:span text:style-name="T5">POST </text:span><text:span text:style-name="T8">/monatis/operations/</text:span>depot</text:p>
      <text:p text:style-name="P5" loext:marker-style-name="T3"><text:span text:style-name="T7">9 – </text:span><text:span text:style-name="T5">POST </text:span><text:span text:style-name="T8">/monatis/operations/</text:span>investissement </text:p>
      <text:p text:style-name="P6" loext:marker-style-name="T3"/>
      <text:p text:style-name="P6" loext:marker-style-name="T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8"/>
        <table:table-column table:style-name="Tableau1.K"/>
        <table:table-row>
          <table:table-cell table:style-name="Tableau1.A1" office:value-type="string">
            <text:p text:style-name="Table_20_Heading">Attribut <text:span text:style-name="T4">du </text:span><text:span text:style-name="T9">request</text:span><text:span text:style-name="T4"> body</text:span></text:p>
          </table:table-cell>
          <table:table-cell table:style-name="Tableau1.A1" office:value-type="string">
            <text:p text:style-name="Table_20_Heading">Type</text:p>
          </table:table-cell>
          <table:table-cell table:style-name="Tableau1.C1" office:value-type="float" office:value="1">
            <text:p text:style-name="Table_20_Heading">1</text:p>
          </table:table-cell>
          <table:table-cell table:style-name="Tableau1.C1" office:value-type="float" office:value="2">
            <text:p text:style-name="Table_20_Heading">2</text:p>
          </table:table-cell>
          <table:table-cell table:style-name="Tableau1.C1" office:value-type="float" office:value="3">
            <text:p text:style-name="Table_20_Heading">3</text:p>
          </table:table-cell>
          <table:table-cell table:style-name="Tableau1.C1" office:value-type="float" office:value="4">
            <text:p text:style-name="Table_20_Heading">4</text:p>
          </table:table-cell>
          <table:table-cell table:style-name="Tableau1.C1" office:value-type="float" office:value="5">
            <text:p text:style-name="Table_20_Heading">5</text:p>
          </table:table-cell>
          <table:table-cell table:style-name="Tableau1.C1" office:value-type="float" office:value="6">
            <text:p text:style-name="Table_20_Heading">6</text:p>
          </table:table-cell>
          <table:table-cell table:style-name="Tableau1.C1" office:value-type="float" office:value="7">
            <text:p text:style-name="Table_20_Heading">7</text:p>
          </table:table-cell>
          <table:table-cell table:style-name="Tableau1.C1" office:value-type="float" office:value="8">
            <text:p text:style-name="Table_20_Heading">8</text:p>
          </table:table-cell>
          <table:table-cell table:style-name="Tableau1.K1" office:value-type="float" office:value="9">
            <text:p text:style-name="Table_20_Heading">9</text:p>
          </table:table-cell>
        </table:table-row>
        <table:table-row>
          <table:table-cell table:style-name="Tableau1.A2" office:value-type="string">
            <text:p text:style-name="P7" loext:marker-style-name="T10"><text:span text:style-name="T11">numero</text:span></text:p>
          </table:table-cell>
          <table:table-cell table:style-name="Tableau1.B2" office:value-type="string">
            <text:p text:style-name="P8">String</text:p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K2" office:value-type="string">
            <text:p text:style-name="P10"/>
          </table:table-cell>
        </table:table-row>
        <table:table-row>
          <table:table-cell table:style-name="Tableau1.A3" office:value-type="string">
            <text:p text:style-name="P7" loext:marker-style-name="T10"><text:span text:style-name="T11">libelle</text:span></text:p>
          </table:table-cell>
          <table:table-cell table:style-name="Tableau1.B3" office:value-type="string">
            <text:p text:style-name="P8">String</text:p>
          </table:table-cell>
          <table:table-cell table:style-name="Tableau1.C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K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7" loext:marker-style-name="T10"><text:span text:style-name="T11">dateValeur</text:span></text:p>
          </table:table-cell>
          <table:table-cell table:style-name="Tableau1.B4" office:value-type="string">
            <text:p text:style-name="P8">LocalDate</text:p>
          </table:table-cell>
          <table:table-cell table:style-name="Tableau1.C2" office:value-type="string">
            <text:p text:style-name="P11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K2" office:value-type="string">
            <text:p text:style-name="P12"/>
          </table:table-cell>
        </table:table-row>
        <table:table-row>
          <table:table-cell table:style-name="Tableau1.A5" office:value-type="string">
            <text:p text:style-name="P7" loext:marker-style-name="T10"><text:span text:style-name="T11">montantEnCentimes</text:span></text:p>
          </table:table-cell>
          <table:table-cell table:style-name="Tableau1.B5" office:value-type="string">
            <text:p text:style-name="P8">Long</text:p>
          </table:table-cell>
          <table:table-cell table:style-name="Tableau1.C5" office:value-type="string">
            <text:p text:style-name="P8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K5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P13" loext:marker-style-name="T10"><text:span text:style-name="T12">i</text:span><text:span text:style-name="T11">dentifiantCompteExterne</text:span></text:p>
          </table:table-cell>
          <table:table-cell table:style-name="Tableau1.B6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7" office:value-type="string">
            <text:p text:style-name="P13" loext:marker-style-name="T10"><text:span text:style-name="T12">i</text:span><text:span text:style-name="T11">dentifiantCompteCourant</text:span></text:p>
          </table:table-cell>
          <table:table-cell table:style-name="Tableau1.B7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K5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13" loext:marker-style-name="T10"><text:span text:style-name="T12">i</text:span><text:span text:style-name="T11">dentifiantCompteCourantRecette</text:span></text:p>
          </table:table-cell>
          <table:table-cell table:style-name="Tableau1.B8" office:value-type="string">
            <text:p text:style-name="P14">String</text:p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P15" loext:marker-style-name="T10"><text:span text:style-name="T13">identifiantCompteCourantDepense</text:span></text:p>
          </table:table-cell>
          <table:table-cell table:style-name="Tableau1.B9" office:value-type="string">
            <text:p text:style-name="P14">String</text:p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13" loext:marker-style-name="T10"><text:span text:style-name="T11">identifiantCompteFinancier</text:span></text:p>
          </table:table-cell>
          <table:table-cell table:style-name="Tableau1.B10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K5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13" loext:marker-style-name="T10"><text:span text:style-name="T12">i</text:span><text:span text:style-name="T11">dentifiantCompteBien</text:span></text:p>
          </table:table-cell>
          <table:table-cell table:style-name="Tableau1.B11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12" office:value-type="string">
            <text:p text:style-name="P16" loext:marker-style-name="T10"><text:span text:style-name="T13">nomSousCategorie</text:span></text:p>
          </table:table-cell>
          <table:table-cell table:style-name="Tableau1.B12" office:value-type="string">
            <text:p text:style-name="P17">String</text:p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18" loext:marker-style-name="T3"><text:span text:style-name="T11">nomsBeneficiaires</text:span></text:p>
          </table:table-cell>
          <table:table-cell table:style-name="Tableau1.B13" office:value-type="string">
            <text:p text:style-name="P17">List&lt;String&gt;</text:p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Standard"/>
          </table:table-cell>
        </table:table-row>
      </table:table>
      <text:p text:style-name="P19"/>
      <table:table table:name="Tableau2" table:style-name="Tableau2" table:template-name="Default Style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/>
          </table:table-cell>
          <table:table-cell table:style-name="Tableau2.B1" office:value-type="string">
            <text:p text:style-name="P21">Obligatoire</text:p>
          </table:table-cell>
        </table:table-row>
        <table:table-row table:style-name="Tableau2.1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1">Facultatif</text:p>
          </table:table-cell>
        </table:table-row>
        <table:table-row table:style-name="Tableau2.1">
          <table:table-cell table:style-name="Tableau2.A3" office:value-type="string">
            <text:p text:style-name="P20"/>
          </table:table-cell>
          <table:table-cell table:style-name="Tableau2.B2" office:value-type="string">
            <text:p text:style-name="P21">Ignoré</text:p>
          </table:table-cell>
        </table:table-row>
      </table:table>
      <text:p text:style-name="P19"/>
      <text:p text:style-name="P22">Remarques <text:span text:style-name="T14">sur les attributs facultatifs</text:span><text:span text:style-name="T15"> :</text:span></text:p>
      <text:list text:style-name="L1">
        <text:list-item>
          <text:p text:style-name="P23">Si le numéro d’opération n’est pas indiqué, celui-ci sera généré automatiquement</text:p>
        </text:list-item>
        <text:list-item>
          <text:p text:style-name="P23">Si la date de valeur de l’opération n’est pas précisée, c’est la date du jour qui sera utilisée</text:p>
        </text:list-item>
      </text:list>
      <text:p text:style-name="P24"/>
      <text:p text:style-name="P24"/>
      <text:p text:style-name="P25">OPÉRATIONS<text:span text:style-name="T16"> </text:span>GÉNÉRIQUES</text:p>
      <text:p text:style-name="P26" loext:marker-style-name="T3"><text:span text:style-name="T4">1 – </text:span><text:span text:style-name="T17">GET </text:span>/monatis/operations/<text:span text:style-name="T18">all</text:span></text:p>
      <text:p text:style-name="Standard">Pas de body</text:p>
      <text:p text:style-name="Standard"/>
      <text:p text:style-name="P27" loext:marker-style-name="T3">2 – <text:span text:style-name="T17">GET </text:span>/monatis/operations/get/{numero}</text:p>
      <text:p text:style-name="P28">Pas de body</text:p>
      <text:p text:style-name="P27" loext:marker-style-name="T3"/>
      <text:p text:style-name="P29" loext:marker-style-name="T3">3 – <text:span text:style-name="T17">POST </text:span>/monatis/operations/new</text:p>
      <text:p text:style-name="P30" loext:marker-style-name="T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Heading">Attribut <text:span text:style-name="T4">du </text:span><text:span text:style-name="T9">request</text:span><text:span text:style-name="T4"> body</text:span></text:p>
          </table:table-cell>
          <table:table-cell table:style-name="Tableau3.A1" office:value-type="string">
            <text:p text:style-name="Table_20_Heading">Type</text:p>
          </table:table-cell>
          <table:table-cell table:style-name="Tableau3.C1" office:value-type="float" office:value="3">
            <text:p text:style-name="Table_20_Heading">3</text:p>
          </table:table-cell>
        </table:table-row>
        <table:table-row>
          <table:table-cell table:style-name="Tableau3.A2" office:value-type="string">
            <text:p text:style-name="P31" loext:marker-style-name="T10"><text:span text:style-name="T11">numero</text:span></text:p>
          </table:table-cell>
          <table:table-cell table:style-name="Tableau3.B2" office:value-type="string">
            <text:p text:style-name="P32">String</text:p>
          </table:table-cell>
          <table:table-cell table:style-name="Tableau3.C2" office:value-type="string">
            <text:p text:style-name="P33"/>
          </table:table-cell>
        </table:table-row>
        <table:table-row>
          <table:table-cell table:style-name="Tableau3.A3" office:value-type="string">
            <text:p text:style-name="P31" loext:marker-style-name="T10"><text:span text:style-name="T11">libelle</text:span></text:p>
          </table:table-cell>
          <table:table-cell table:style-name="Tableau3.B3" office:value-type="string">
            <text:p text:style-name="P32">String</text:p>
          </table:table-cell>
          <table:table-cell table:style-name="Tableau3.C2" office:value-type="string">
            <text:p text:style-name="P34"/>
          </table:table-cell>
        </table:table-row>
        <table:table-row>
          <table:table-cell table:style-name="Tableau3.A4" office:value-type="string">
            <text:p text:style-name="P35" loext:marker-style-name="T10"><text:span text:style-name="T13">codeTypeOperation</text:span></text:p>
          </table:table-cell>
          <table:table-cell table:style-name="Tableau3.B4" office:value-type="string">
            <text:p text:style-name="P36">Stri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4" office:value-type="string">
            <text:p text:style-name="P31" loext:marker-style-name="T10"><text:span text:style-name="T11">dateValeur</text:span></text:p>
          </table:table-cell>
          <table:table-cell table:style-name="Tableau3.B5" office:value-type="string">
            <text:p text:style-name="P32">LocalDate</text:p>
          </table:table-cell>
          <table:table-cell table:style-name="Tableau3.C2" office:value-type="string">
            <text:p text:style-name="P37"/>
          </table:table-cell>
        </table:table-row>
        <table:table-row>
          <table:table-cell table:style-name="Tableau3.A6" office:value-type="string">
            <text:p text:style-name="P31" loext:marker-style-name="T10"><text:span text:style-name="T11">montantEnCentimes</text:span></text:p>
          </table:table-cell>
          <table:table-cell table:style-name="Tableau3.B6" office:value-type="string">
            <text:p text:style-name="P32">Lo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7" office:value-type="string">
            <text:p text:style-name="P31" loext:marker-style-name="T10"><text:span text:style-name="T12">i</text:span><text:span text:style-name="T11">dentifiantCompte</text:span><text:span text:style-name="T19">Depense</text:span></text:p>
          </table:table-cell>
          <table:table-cell table:style-name="Tableau3.B7" office:value-type="string">
            <text:p text:style-name="P38">Stri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8" office:value-type="string">
            <text:p text:style-name="P31" loext:marker-style-name="T10"><text:span text:style-name="T12">i</text:span><text:span text:style-name="T11">dentifiantCompte</text:span><text:span text:style-name="T19">Recette</text:span></text:p>
          </table:table-cell>
          <table:table-cell table:style-name="Tableau3.B8" office:value-type="string">
            <text:p text:style-name="P38">Stri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9" office:value-type="string">
            <text:p text:style-name="P39" loext:marker-style-name="T10"><text:span text:style-name="T13">nomSousCategorie</text:span></text:p>
          </table:table-cell>
          <table:table-cell table:style-name="Tableau3.B9" office:value-type="string">
            <text:p text:style-name="P40">String</text:p>
          </table:table-cell>
          <table:table-cell table:style-name="Tableau3.C2" office:value-type="string">
            <text:p text:style-name="P34"/>
          </table:table-cell>
        </table:table-row>
        <table:table-row>
          <table:table-cell table:style-name="Tableau3.A10" office:value-type="string">
            <text:p text:style-name="P41" loext:marker-style-name="T3"><text:span text:style-name="T11">nomsBeneficiaires</text:span></text:p>
          </table:table-cell>
          <table:table-cell table:style-name="Tableau3.B10" office:value-type="string">
            <text:p text:style-name="P40">List&lt;String&gt;</text:p>
          </table:table-cell>
          <table:table-cell table:style-name="Tableau3.C2" office:value-type="string">
            <text:p text:style-name="P34"/>
          </table:table-cell>
        </table:table-row>
      </table:table>
      <text:p text:style-name="P42"/>
      <table:table table:name="Tableau4" table:style-name="Tableau4" table:template-name="Default Style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3"/>
          </table:table-cell>
          <table:table-cell table:style-name="Tableau4.B1" office:value-type="string">
            <text:p text:style-name="P44">Obligatoire</text:p>
          </table:table-cell>
        </table:table-row>
        <table:table-row table:style-name="Tableau4.1">
          <table:table-cell table:style-name="Tableau4.A2" office:value-type="string">
            <text:p text:style-name="P43"/>
          </table:table-cell>
          <table:table-cell table:style-name="Tableau4.B2" office:value-type="string">
            <text:p text:style-name="P44">Facultatif</text:p>
          </table:table-cell>
        </table:table-row>
        <table:table-row table:style-name="Tableau4.1">
          <table:table-cell table:style-name="Tableau4.A3" office:value-type="string">
            <text:p text:style-name="P43"/>
          </table:table-cell>
          <table:table-cell table:style-name="Tableau4.B2" office:value-type="string">
            <text:p text:style-name="P44">Ignoré</text:p>
          </table:table-cell>
        </table:table-row>
      </table:table>
      <text:p text:style-name="P45"/>
      <text:p text:style-name="P46">Remarques <text:span text:style-name="T14">sur les attributs facultatifs</text:span><text:span text:style-name="T15"> :</text:span></text:p>
      <text:list text:continue-numbering="true" text:style-name="L1">
        <text:list-item>
          <text:p text:style-name="P47">Si le numéro d’opération n’est pas indiqué, celui-ci sera généré automatiquement</text:p>
        </text:list-item>
        <text:list-item>
          <text:p text:style-name="P47">Si la date de valeur de l’opération n’est pas précisée, c’est la date du jour qui sera utilisée</text:p>
        </text:list-item>
      </text:list>
      <text:p text:style-name="P48"/>
      <text:p text:style-name="P49" loext:marker-style-name="T3">4 – <text:span text:style-name="T17">PUT </text:span>/monatis/operations/mod/{numero<text:span text:style-name="T20">}</text:span></text:p>
      <text:p text:style-name="P49" loext:marker-style-name="T3"/>
      <text:p text:style-name="P50"><text:span text:style-name="T21">Tout </text:span>comme une facture peut être détaillée <text:span text:style-name="T22">en</text:span> plusieurs <text:span text:style-name="T21">lignes</text:span><text:span text:style-name="T23">, </text:span><text:span text:style-name="T21">chacune désignant une prestation ou un matériel différent, </text:span><text:span text:style-name="T24">une opération peut être détaillée en plusieurs lignes, </text:span><text:span text:style-name="T25">chacune avec un </text:span><text:span text:style-name="T26">montant différent, </text:span><text:span text:style-name="T25"><text:s/>une sous-catégorie et/ou un</text:span><text:span text:style-name="T27">(des)</text:span><text:span text:style-name="T25"> bénéficiaire</text:span><text:span text:style-name="T27">(s)</text:span><text:span text:style-name="T25"> différent</text:span><text:span text:style-name="T27">(s)</text:span><text:span text:style-name="T24">.</text:span></text:p>
      <text:p text:style-name="P51"/>
      <text:p text:style-name="P52">Lorsqu’une opération est créée, <text:span text:style-name="T28">une</text:span> ligne de détail <text:span text:style-name="T28">unique </text:span>est automatiquement <text:span text:style-name="T29">c</text:span><text:span text:style-name="T30">réée</text:span>. <text:span text:style-name="T31">Elle est constituée grâce aux informations passées dans le request body de création. </text:span><text:span text:style-name="T32">Le </text:span><text:span text:style-name="T33">num</text:span><text:span text:style-name="T34">é</text:span><text:span text:style-name="T33">ro </text:span><text:span text:style-name="T34">de l</text:span><text:span text:style-name="T33">igne </text:span><text:span text:style-name="T32">attribué</text:span><text:span text:style-name="T33"> est </text:span><text:span text:style-name="T32">toujours </text:span><text:span text:style-name="T33">0.</text:span></text:p>
      <text:p text:style-name="P53"><text:span text:style-name="T35">Par la suite, i</text:span>l est possible d’ajouter, de supprimer ou de modifier des lignes de détail.</text:p>
      <text:p text:style-name="P53"/>
      <text:p text:style-name="P53"><text:span text:style-name="T36">Le request body pour la modification d’une opération est donc constitué d’un élément principal, pour le montant total de la transaction, et d’une liste d’</text:span><text:span text:style-name="T37">élément</text:span><text:span text:style-name="T38">s</text:span><text:span text:style-name="T37"> secondaire</text:span><text:span text:style-name="T38">s</text:span><text:span text:style-name="T36"> pour chaque </text:span><text:span text:style-name="T37">détail de la transaction.</text:span></text:p>
      <text:p text:style-name="P54"/>
      <text:p text:style-name="P54"/>
      <text:p text:style-name="P54"/>
      <text:p text:style-name="P49" loext:marker-style-name="T3"/>
      <table:table table:name="Tableau5" table:style-name="Tableau5">
        <table:table-column table:style-name="Tableau5.A"/>
        <table:table-column table:style-name="Tableau5.B"/>
        <table:table-column table:style-name="Tableau5.C"/>
        <text:soft-page-break/>
        <table:table-row table:style-name="Tableau5.1">
          <table:table-cell table:style-name="Tableau5.A1" office:value-type="string">
            <text:p text:style-name="P55">Attribut <text:span text:style-name="T4">du </text:span><text:span text:style-name="T9">request</text:span><text:span text:style-name="T4"> body </text:span><text:span text:style-name="T39">principal</text:span></text:p>
          </table:table-cell>
          <table:table-cell table:style-name="Tableau5.A1" office:value-type="string">
            <text:p text:style-name="P55">Type</text:p>
          </table:table-cell>
          <table:table-cell table:style-name="Tableau5.C1" office:value-type="float" office:value="4">
            <text:p text:style-name="P56">4</text:p>
          </table:table-cell>
        </table:table-row>
        <table:table-row table:style-name="Tableau5.1">
          <table:table-cell table:style-name="Tableau5.A2" office:value-type="string">
            <text:p text:style-name="P57" loext:marker-style-name="T10"><text:span text:style-name="T11">numero</text:span></text:p>
          </table:table-cell>
          <table:table-cell table:style-name="Tableau5.B2" office:value-type="string">
            <text:p text:style-name="P58">String</text:p>
          </table:table-cell>
          <table:table-cell table:style-name="Tableau5.C2" office:value-type="string">
            <text:p text:style-name="P59"/>
          </table:table-cell>
        </table:table-row>
        <table:table-row table:style-name="Tableau5.1">
          <table:table-cell table:style-name="Tableau5.A3" office:value-type="string">
            <text:p text:style-name="P57" loext:marker-style-name="T10"><text:span text:style-name="T11">libelle</text:span></text:p>
          </table:table-cell>
          <table:table-cell table:style-name="Tableau5.B3" office:value-type="string">
            <text:p text:style-name="P58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4" office:value-type="string">
            <text:p text:style-name="P61" loext:marker-style-name="T10"><text:span text:style-name="T13">codeTypeOperation</text:span></text:p>
          </table:table-cell>
          <table:table-cell table:style-name="Tableau5.B4" office:value-type="string">
            <text:p text:style-name="P62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4" office:value-type="string">
            <text:p text:style-name="P57" loext:marker-style-name="T10"><text:span text:style-name="T11">dateValeur</text:span></text:p>
          </table:table-cell>
          <table:table-cell table:style-name="Tableau5.B5" office:value-type="string">
            <text:p text:style-name="P58">LocalDate</text:p>
          </table:table-cell>
          <table:table-cell table:style-name="Tableau5.C2" office:value-type="string">
            <text:p text:style-name="P63"/>
          </table:table-cell>
        </table:table-row>
        <table:table-row table:style-name="Tableau5.1">
          <table:table-cell table:style-name="Tableau5.A6" office:value-type="string">
            <text:p text:style-name="P57" loext:marker-style-name="T10"><text:span text:style-name="T11">montantEnCentimes</text:span></text:p>
          </table:table-cell>
          <table:table-cell table:style-name="Tableau5.B6" office:value-type="string">
            <text:p text:style-name="P58">Lo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7" office:value-type="string">
            <text:p text:style-name="P57" loext:marker-style-name="T10"><text:span text:style-name="T12">i</text:span><text:span text:style-name="T11">dentifiantCompte</text:span><text:span text:style-name="T19">Depense</text:span></text:p>
          </table:table-cell>
          <table:table-cell table:style-name="Tableau5.B7" office:value-type="string">
            <text:p text:style-name="P64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8" office:value-type="string">
            <text:p text:style-name="P57" loext:marker-style-name="T10"><text:span text:style-name="T12">i</text:span><text:span text:style-name="T11">dentifiantCompte</text:span><text:span text:style-name="T19">Recette</text:span></text:p>
          </table:table-cell>
          <table:table-cell table:style-name="Tableau5.B8" office:value-type="string">
            <text:p text:style-name="P64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9" office:value-type="string">
            <text:p text:style-name="P65" loext:marker-style-name="T10"><text:span text:style-name="T13">pointee</text:span></text:p>
          </table:table-cell>
          <table:table-cell table:style-name="Tableau5.B9" office:value-type="string">
            <text:p text:style-name="P66">Boolean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10" office:value-type="string">
            <text:p text:style-name="P67" loext:marker-style-name="T10"><text:span text:style-name="T13">lignes</text:span></text:p>
          </table:table-cell>
          <table:table-cell table:style-name="Tableau5.B10" office:value-type="string">
            <text:p text:style-name="P68">List&lt;<text:span text:style-name="T40">request body secondaire</text:span>&gt;</text:p>
          </table:table-cell>
          <table:table-cell table:style-name="Tableau5.C2" office:value-type="string">
            <text:p text:style-name="P60"/>
          </table:table-cell>
        </table:table-row>
      </table:table>
      <text:p text:style-name="P69" loext:marker-style-name="T3"/>
      <text:p text:style-name="P70">Remarques <text:span text:style-name="T14">sur les attributs facultatifs </text:span><text:span text:style-name="T41">du request body principal</text:span><text:span text:style-name="T15"> :</text:span></text:p>
      <text:list text:style-name="L2">
        <text:list-item>
          <text:p text:style-name="P71"><text:span text:style-name="T42">Un attribut absent ou null signifie : pas de modification de cet </text:span><text:span text:style-name="T41">attribut</text:span></text:p>
        </text:list-item>
        <text:list-item>
          <text:p text:style-name="P72"><text:span text:style-name="T42">Pour nullifier </text:span><text:span text:style-name="T43">le libellé</text:span><text:span text:style-name="T42">, il faut passer une chaîne vide </text:span><text:span text:style-name="T44">(</text:span><text:span text:style-name="T45">"libelle"</text:span><text:span text:style-name="T46">: </text:span><text:span text:style-name="T47">""</text:span><text:span text:style-name="T44">).</text:span><text:span text:style-name="T48"> </text:span><text:span text:style-name="T49">Les autres attributs </text:span><text:span text:style-name="T50">de l’opération</text:span><text:span text:style-name="T49"> ne sont pas nullifiables.</text:span></text:p>
        </text:list-item>
        <text:list-item>
          <text:p text:style-name="P73">Si la liste des lignes de détail est présente et non null mais vide : pas de modification de<text:span text:style-name="T51">s</text:span> <text:span text:style-name="T51">éléments de cet attribut (</text:span><text:span text:style-name="T52">c’est assimilé à un attribut absent</text:span><text:span text:style-name="T51">)</text:span><text:span text:style-name="T52">.</text:span></text:p>
        </text:list-item>
      </text:list>
      <text:p text:style-name="P69" loext:marker-style-name="T3"/>
      <text:p text:style-name="P74" loext:marker-style-name="T3">Attention : si le montant de l’opération est modifié, il faudra <text:span text:style-name="T53">obligatoirement </text:span>reporter manuellement la modification sur la liste des lignes de détail.</text:p>
      <text:p text:style-name="P69" loext:marker-style-name="T3"/>
      <text:p text:style-name="P69" loext:marker-style-name="T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75">Attribut <text:span text:style-name="T4">du </text:span><text:span text:style-name="T9">request</text:span><text:span text:style-name="T4"> body </text:span><text:span text:style-name="T54">secondaire</text:span></text:p>
          </table:table-cell>
          <table:table-cell table:style-name="Tableau7.A1" office:value-type="string">
            <text:p text:style-name="P75">Type</text:p>
          </table:table-cell>
          <table:table-cell table:style-name="Tableau7.C1" office:value-type="float" office:value="4">
            <text:p text:style-name="P76">4</text:p>
          </table:table-cell>
        </table:table-row>
        <table:table-row>
          <table:table-cell table:style-name="Tableau7.A2" office:value-type="string">
            <text:p text:style-name="P77" loext:marker-style-name="T10"><text:span text:style-name="T11">numero</text:span><text:span text:style-name="T55">Ligne</text:span></text:p>
          </table:table-cell>
          <table:table-cell table:style-name="Tableau7.B2" office:value-type="string">
            <text:p text:style-name="P78">Integer</text:p>
          </table:table-cell>
          <table:table-cell table:style-name="Tableau7.C2" office:value-type="string">
            <text:p text:style-name="P79"/>
          </table:table-cell>
        </table:table-row>
        <table:table-row>
          <table:table-cell table:style-name="Tableau7.A3" office:value-type="string">
            <text:p text:style-name="P77" loext:marker-style-name="T10"><text:span text:style-name="T11">libelle</text:span></text:p>
          </table:table-cell>
          <table:table-cell table:style-name="Tableau7.B3" office:value-type="string">
            <text:p text:style-name="P80">String</text:p>
          </table:table-cell>
          <table:table-cell table:style-name="Tableau7.C2" office:value-type="string">
            <text:p text:style-name="P81"/>
          </table:table-cell>
        </table:table-row>
        <table:table-row>
          <table:table-cell table:style-name="Tableau7.A4" office:value-type="string">
            <text:p text:style-name="P77" loext:marker-style-name="T10"><text:span text:style-name="T11">date</text:span><text:span text:style-name="T55">Comptabilisation</text:span></text:p>
          </table:table-cell>
          <table:table-cell table:style-name="Tableau7.B4" office:value-type="string">
            <text:p text:style-name="P80">LocalDate</text:p>
          </table:table-cell>
          <table:table-cell table:style-name="Tableau7.C2" office:value-type="string">
            <text:p text:style-name="P82"/>
          </table:table-cell>
        </table:table-row>
        <table:table-row>
          <table:table-cell table:style-name="Tableau7.A5" office:value-type="string">
            <text:p text:style-name="P77" loext:marker-style-name="T10"><text:span text:style-name="T11">montantEnCentimes</text:span></text:p>
          </table:table-cell>
          <table:table-cell table:style-name="Tableau7.B5" office:value-type="string">
            <text:p text:style-name="P80">Long</text:p>
          </table:table-cell>
          <table:table-cell table:style-name="Tableau7.C2" office:value-type="string">
            <text:p text:style-name="P81"/>
          </table:table-cell>
        </table:table-row>
        <table:table-row>
          <table:table-cell table:style-name="Tableau7.A6" office:value-type="string">
            <text:p text:style-name="P39" loext:marker-style-name="T10"><text:span text:style-name="T13">nomSousCategorie</text:span></text:p>
          </table:table-cell>
          <table:table-cell table:style-name="Tableau7.B6" office:value-type="string">
            <text:p text:style-name="P40">String</text:p>
          </table:table-cell>
          <table:table-cell table:style-name="Tableau7.C2" office:value-type="string">
            <text:p text:style-name="P34"/>
          </table:table-cell>
        </table:table-row>
        <table:table-row>
          <table:table-cell table:style-name="Tableau7.A7" office:value-type="string">
            <text:p text:style-name="P41" loext:marker-style-name="T3"><text:span text:style-name="T11">nomsBeneficiaires</text:span></text:p>
          </table:table-cell>
          <table:table-cell table:style-name="Tableau7.B7" office:value-type="string">
            <text:p text:style-name="P40">List&lt;String&gt;</text:p>
          </table:table-cell>
          <table:table-cell table:style-name="Tableau7.C2" office:value-type="string">
            <text:p text:style-name="P34"/>
          </table:table-cell>
        </table:table-row>
      </table:table>
      <text:p text:style-name="P83"/>
      <table:table table:name="Tableau6" table:style-name="Tableau6" table:template-name="Default Style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4"/>
          </table:table-cell>
          <table:table-cell table:style-name="Tableau6.B1" office:value-type="string">
            <text:p text:style-name="P85">Obligatoire</text:p>
          </table:table-cell>
        </table:table-row>
        <table:table-row table:style-name="Tableau6.1">
          <table:table-cell table:style-name="Tableau6.A2" office:value-type="string">
            <text:p text:style-name="P84"/>
          </table:table-cell>
          <table:table-cell table:style-name="Tableau6.B2" office:value-type="string">
            <text:p text:style-name="P85">Facultatif</text:p>
          </table:table-cell>
        </table:table-row>
        <table:table-row table:style-name="Tableau6.1">
          <table:table-cell table:style-name="Tableau6.A3" office:value-type="string">
            <text:p text:style-name="P84"/>
          </table:table-cell>
          <table:table-cell table:style-name="Tableau6.B2" office:value-type="string">
            <text:p text:style-name="P85">Ignoré</text:p>
          </table:table-cell>
        </table:table-row>
      </table:table>
      <text:p text:style-name="P86"/>
      <text:p text:style-name="P87">Remarques <text:span text:style-name="T14">sur les attributs facultatifs </text:span><text:span text:style-name="T41">du request body </text:span><text:span text:style-name="T56">secondaire</text:span><text:span text:style-name="T15"> :</text:span></text:p>
      <text:list text:continue-numbering="true" text:style-name="L2">
        <text:list-item>
          <text:p text:style-name="P88">Si le numéro de ligne est absent ou à null : demande d’ajout d’une nouvelle ligne. <text:span text:style-name="T38">Dans ce cas, seul le montant doit être indiqué, </text:span><text:span text:style-name="T57">les autres attributs sont facultatifs (le libellé est initialisé avec le libellé de l’opération, la date de comptabilisation avec la date de valeur de l’opération)</text:span></text:p>
        </text:list-item>
        <text:list-item>
          <text:p text:style-name="P89"><text:span text:style-name="T57">Dans les autres cas, </text:span><text:span text:style-name="T58">si un numéro de ligne est indiqué</text:span><text:span text:style-name="T57"> : u</text:span><text:span text:style-name="T42">n attribut absent ou null signifie : pas de modification de cet </text:span><text:span text:style-name="T41">attribut. </text:span><text:span text:style-name="T42">Pour nullifier </text:span><text:span text:style-name="T43">le libellé</text:span><text:span text:style-name="T42">, il faut passer une chaîne vide </text:span><text:span text:style-name="T44">(</text:span><text:span text:style-name="T45">"libelle"</text:span><text:span text:style-name="T46">: </text:span><text:span text:style-name="T47">""</text:span><text:span text:style-name="T44">).</text:span><text:span text:style-name="T48"> </text:span><text:span text:style-name="T42">Pour nullifier </text:span><text:span text:style-name="T43">l</text:span><text:span text:style-name="T59">a</text:span><text:span text:style-name="T43"> </text:span><text:span text:style-name="T59">sous-categorie</text:span><text:span text:style-name="T42">, il faut passer une chaîne vide </text:span><text:span text:style-name="T44">(</text:span><text:span text:style-name="T60">"</text:span><text:span text:style-name="T61">nomSousCategorie</text:span><text:span text:style-name="T60">"</text:span><text:span text:style-name="T62">: </text:span><text:span text:style-name="T63">""</text:span><text:span text:style-name="T44">). </text:span><text:span text:style-name="T59">Pour vider la liste des bénéficiaires, il faut passer un table</text:span><text:span text:style-name="T64">au</text:span><text:span text:style-name="T59"> </text:span><text:soft-page-break/><text:span text:style-name="T59">vide (</text:span><text:span text:style-name="T60">"</text:span><text:span text:style-name="T61">nom</text:span><text:span text:style-name="T65">sBeneficiaires</text:span><text:span text:style-name="T60">"</text:span><text:span text:style-name="T62">: </text:span><text:span text:style-name="T66">[]</text:span><text:span text:style-name="T59">). </text:span><text:span text:style-name="T49">Les autres attributs </text:span><text:span text:style-name="T50">de l</text:span><text:span text:style-name="T67">a ligne d</text:span><text:span text:style-name="T50">’opération</text:span><text:span text:style-name="T49"> ne sont pas nullifiables.</text:span></text:p>
        </text:list-item>
      </text:list>
      <text:p text:style-name="P90"/>
      <text:p text:style-name="P91"/>
      <text:h text:style-name="Heading_20_5" text:outline-level="5"><text:span text:style-name="T68">Récapitulatif de </text:span><text:span text:style-name="T69">cas de modification de la répartition l’opération en une ou plusieurs lignes de détail</text:span> : </text:h>
      <text:p text:style-name="P92"/>
      <text:list text:style-name="L3">
        <text:list-item>
          <text:p text:style-name="P93"><text:span text:style-name="T70">Les lignes d’opération à conserver telles quelles doivent figurer dans la liste </text:span><text:span text:style-name="T71">(sinon elles seraient supprimées)</text:span></text:p>
        </text:list-item>
      </text:list>
      <text:p text:style-name="P94"/>
      <text:p text:style-name="P94">par exemple <text:span text:style-name="T72">pour conserver telle quelle la ligne 0 </text:span>:</text:p>
      <text:p text:style-name="P95">{</text:p>
      <text:p text:style-name="P96"><text:span text:style-name="T73"><text:tab/>"numeroLigne"</text:span><text:span text:style-name="T74">: </text:span><text:span text:style-name="T75">0</text:span></text:p>
      <text:p text:style-name="P97">}</text:p>
      <text:p text:style-name="P98"/>
      <text:list text:style-name="L4">
        <text:list-item>
          <text:p text:style-name="P99"><text:span text:style-name="T76">Les lignes d’opération à supprimer </text:span><text:span text:style-name="T77">ne doivent pas figurer dans la liste</text:span><text:span text:style-name="T76"> </text:span></text:p>
        </text:list-item>
      </text:list>
      <text:p text:style-name="P100"/>
      <text:list text:style-name="L5">
        <text:list-item>
          <text:p text:style-name="P101"><text:span text:style-name="T77">Les lignes d’opération </text:span><text:span text:style-name="T78">à modifier doivent figurer dans la liste, </text:span><text:span text:style-name="T79">avec les </text:span><text:span text:style-name="T80">modifications</text:span><text:span text:style-name="T79"> à effectuer</text:span></text:p>
        </text:list-item>
      </text:list>
      <text:p text:style-name="P102"/>
      <text:p text:style-name="P103">par exemple, pour modifier le montant de la ligne de détail 2 :</text:p>
      <text:p text:style-name="P104">{</text:p>
      <text:p text:style-name="P105"><text:span text:style-name="T73"><text:tab/>"numeroLigne"</text:span><text:span text:style-name="T74">: </text:span><text:span text:style-name="T81">2,</text:span></text:p>
      <text:p text:style-name="P106"><text:tab/><text:span text:style-name="T82">"montantEnCentimes"</text:span><text:span text:style-name="T83">: </text:span><text:span text:style-name="T84">150</text:span><text:span text:style-name="T85">00</text:span></text:p>
      <text:p text:style-name="P107">}</text:p>
      <text:p text:style-name="P108"/>
      <text:list text:style-name="L6">
        <text:list-item>
          <text:p text:style-name="P109"><text:span text:style-name="T86">Les lignes d’opération à créer doivent figurer dans la liste, mais sans numéro de ligne. Celui-ci sera attribué automatiquement.</text:span></text:p>
        </text:list-item>
      </text:list>
      <text:p text:style-name="P110"/>
      <text:p text:style-name="P111">Par exemple, pour <text:span text:style-name="T87">ajouter</text:span> une nouvelle ligne de détail :</text:p>
      <text:p text:style-name="P112">{</text:p>
      <text:p text:style-name="P113"><text:span text:style-name="T88"><text:tab/></text:span><text:span text:style-name="T89">"</text:span><text:span text:style-name="T90">libell</text:span><text:span text:style-name="T91">e</text:span><text:span text:style-name="T89">"</text:span><text:span text:style-name="T79">: </text:span><text:span text:style-name="T92">"</text:span><text:span text:style-name="T93">Cadeau anniversaire tante Jessica</text:span><text:span text:style-name="T92">",</text:span></text:p>
      <text:p text:style-name="P114"><text:span text:style-name="T94"><text:tab/></text:span><text:span text:style-name="T95">"</text:span><text:span text:style-name="T96">dateComptabilisation</text:span><text:span text:style-name="T95">"</text:span><text:span text:style-name="T97">: </text:span><text:span text:style-name="T98">"</text:span><text:span text:style-name="T99">2025-08-</text:span><text:span text:style-name="T100">31</text:span><text:span text:style-name="T98">",</text:span></text:p>
      <text:p text:style-name="P114"><text:span text:style-name="T95"><text:tab/>"montantEnCentimes"</text:span><text:span text:style-name="T97">: </text:span><text:span text:style-name="T101">150</text:span><text:span text:style-name="T102">00,</text:span></text:p>
      <text:p text:style-name="P115"><text:span text:style-name="T89"><text:tab/>"</text:span><text:span text:style-name="T103">nomSousCategorie</text:span><text:span text:style-name="T89">"</text:span><text:span text:style-name="T79">: </text:span><text:span text:style-name="T104">"</text:span><text:span text:style-name="T105">CADEAUX</text:span><text:span text:style-name="T104">"</text:span>,</text:p>
      <text:p text:style-name="P115"><text:span text:style-name="T89"><text:tab/>"</text:span><text:span text:style-name="T103">nomsBeneficiaires</text:span><text:span text:style-name="T89">"</text:span><text:span text:style-name="T79">: </text:span><text:span text:style-name="T106">[</text:span><text:span text:style-name="T104">"</text:span><text:span text:style-name="T105">JESSICA</text:span><text:span text:style-name="T104">"</text:span><text:span text:style-name="T105">]</text:span></text:p>
      <text:p text:style-name="P116">}</text:p>
      <text:p text:style-name="P117"><text:s/></text:p>
      <text:p text:style-name="P49" loext:marker-style-name="T3"/>
      <text:p text:style-name="P118" loext:marker-style-name="T3"><text:span text:style-name="T17">5</text:span> – <text:span text:style-name="T17">DELETE </text:span>/monat<text:span text:style-name="T17">i</text:span>s/operations/del/{numero}</text:p>
      <text:p text:style-name="P119">Pas de body</text:p>
      <text:p text:style-name="P118" loext:marker-style-name="T3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8:47:10.212968600</meta:creation-date>
    <dc:date>2026-01-27T08:04:43.725989000</dc:date>
    <meta:editing-duration>P1DT11H1M54S</meta:editing-duration>
    <meta:editing-cycles>132</meta:editing-cycles>
    <meta:generator>LibreOffice/25.8.4.2$Windows_X86_64 LibreOffice_project/290daaa01b999472f0c7a3890eb6a550fd74c6df</meta:generator>
    <meta:document-statistic meta:table-count="7" meta:image-count="0" meta:object-count="0" meta:page-count="4" meta:paragraph-count="162" meta:word-count="742" meta:character-count="5264" meta:non-whitespace-character-count="4669"/>
  </office:meta>
</office:document-meta>
</file>